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Noto Sans CJK SC" svg:font-family="'Noto Sans CJK SC'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602in"/>
    </style:style>
    <style:style style:name="co3" style:family="table-column">
      <style:table-column-properties fo:break-before="auto" style:column-width="1.7819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2563in"/>
    </style:style>
    <style:style style:name="co6" style:family="table-column">
      <style:table-column-properties fo:break-before="auto" style:column-width="0.2772in"/>
    </style:style>
    <style:style style:name="ro1" style:family="table-row">
      <style:table-row-properties style:row-height="0.275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402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55" style:family="table-cell" style:parent-style-name="Default">
      <style:table-cell-properties style:vertical-align="middle"/>
    </style:style>
    <style:style style:name="ce156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7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59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61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order="0.74pt solid #000000" style:vertical-align="middle"/>
    </style:style>
    <style:style style:name="ce163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 style:data-style-name="N63"/>
    <style:style style:name="ce166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2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7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</style:style>
    <style:style style:name="ce240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Default">
      <style:table-cell-properties fo:border-bottom="0.06pt solid #000000" fo:border-left="none" fo:border-right="none" fo:border-top="0.06pt solid #000000"/>
    </style:style>
    <style:style style:name="ce242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5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ext-properties fo:color="#c9211e"/>
    </style:style>
    <style:style style:name="ce247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8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1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74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9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3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5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2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0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31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8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2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91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55"/>
        <table:table-column table:style-name="co2" table:number-columns-repeated="2" table:default-cell-style-name="ce155"/>
        <table:table-column table:style-name="co3" table:default-cell-style-name="ce155"/>
        <table:table-column table:style-name="co1" table:number-columns-repeated="1020" table:default-cell-style-name="ce155"/>
        <table:table-row table:style-name="ro1">
          <table:table-cell/>
          <table:table-cell table:style-name="ce156" office:value-type="string" calcext:value-type="string">
            <text:p>テーブル種類</text:p>
          </table:table-cell>
          <table:table-cell table:style-name="ce161" office:value-type="string" calcext:value-type="string">
            <text:p>論理テーブル名</text:p>
          </table:table-cell>
          <table:table-cell table:style-name="ce163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57" office:value-type="string" calcext:value-type="string">
            <text:p>マスタ</text:p>
          </table:table-cell>
          <table:table-cell table:style-name="ce162" table:number-columns-repeated="2"/>
          <table:table-cell table:number-columns-repeated="1020"/>
        </table:table-row>
        <table:table-row table:style-name="ro1">
          <table:table-cell/>
          <table:table-cell table:style-name="ce159"/>
          <table:table-cell table:style-name="ce162" table:number-columns-repeated="2"/>
          <table:table-cell table:number-columns-repeated="1020"/>
        </table:table-row>
        <table:table-row table:style-name="ro1">
          <table:table-cell/>
          <table:table-cell table:style-name="ce160"/>
          <table:table-cell table:style-name="ce162" table:number-columns-repeated="2"/>
          <table:table-cell table:number-columns-repeated="1020"/>
        </table:table-row>
        <table:table-row table:style-name="ro1">
          <table:table-cell/>
          <table:table-cell table:style-name="ce157" office:value-type="string" calcext:value-type="string">
            <text:p>コンテンツ</text:p>
          </table:table-cell>
          <table:table-cell table:style-name="ce162" office:value-type="string" calcext:value-type="string">
            <text:p>ユーザ</text:p>
          </table:table-cell>
          <table:table-cell table:style-name="ce162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59"/>
          <table:table-cell table:style-name="ce162" office:value-type="string" calcext:value-type="string">
            <text:p>ジョブ</text:p>
          </table:table-cell>
          <table:table-cell table:style-name="ce162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59"/>
          <table:table-cell table:style-name="ce162" table:number-columns-repeated="2"/>
          <table:table-cell table:number-columns-repeated="1020"/>
        </table:table-row>
        <table:table-row table:style-name="ro1">
          <table:table-cell/>
          <table:table-cell table:style-name="ce160"/>
          <table:table-cell table:style-name="ce162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4" office:value-type="string" calcext:value-type="string">
            <text:p>コンテンツについて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疑似コンテンツについて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コンテンツの関係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65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65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4" office:value-type="string" calcext:value-type="string">
            <text:p>ジョブについて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種類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状態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7"/>
          <table:table-cell table:style-name="ce185" office:value-type="string" calcext:value-type="string">
            <text:p>SCHEDULE</text:p>
          </table:table-cell>
          <table:table-cell table:style-name="ce185"/>
          <table:table-cell table:style-name="ce209" office:value-type="string" calcext:value-type="string">
            <text:p>実行予定（初期値）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office:value-type="string" calcext:value-type="string">
            <text:p>RUNNING</text:p>
          </table:table-cell>
          <table:table-cell table:style-name="ce185"/>
          <table:table-cell table:style-name="ce209" office:value-type="string" calcext:value-type="string">
            <text:p>実行中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office:value-type="string" calcext:value-type="string">
            <text:p>SUCCESS</text:p>
          </table:table-cell>
          <table:table-cell table:style-name="ce185"/>
          <table:table-cell table:style-name="ce209" office:value-type="string" calcext:value-type="string">
            <text:p>成功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office:value-type="string" calcext:value-type="string">
            <text:p>FAILURE</text:p>
          </table:table-cell>
          <table:table-cell table:style-name="ce185"/>
          <table:table-cell table:style-name="ce209" office:value-type="string" calcext:value-type="string">
            <text:p>失敗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office:value-type="string" calcext:value-type="string">
            <text:p>ABORT</text:p>
          </table:table-cell>
          <table:table-cell table:style-name="ce185"/>
          <table:table-cell table:style-name="ce209" office:value-type="string" calcext:value-type="string">
            <text:p>中断（時間切れ、実行しなかった予定）</text:p>
          </table:table-cell>
          <table:table-cell table:style-name="ce209" table:number-columns-repeated="14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/>
          <table:table-cell table:style-name="ce185" table:number-columns-repeated="2"/>
          <table:table-cell table:style-name="ce209" table:number-columns-repeated="15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 office:value-type="string" calcext:value-type="string">
            <text:p>ジョブ状態の遷移</text:p>
          </table:table-cell>
          <table:table-cell table:style-name="ce185" table:number-columns-repeated="2"/>
          <table:table-cell table:style-name="ce209" table:number-columns-repeated="15"/>
          <table:table-cell table:style-name="ce235" table:number-columns-repeated="7"/>
          <table:table-cell table:style-name="ce167" table:number-columns-repeated="37"/>
          <table:table-cell table:number-columns-repeated="962"/>
        </table:table-row>
        <table:table-row table:style-name="ro3">
          <table:table-cell table:style-name="ce167" table:number-columns-repeated="4"/>
          <table:table-cell table:style-name="ce212" office:value-type="string" calcext:value-type="string">
            <text:p>遷移先の状態。遷移可(○)・不可(×)</text:p>
          </table:table-cell>
          <table:table-cell table:style-name="ce215"/>
          <table:table-cell table:style-name="ce216" table:number-columns-repeated="12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68" office:value-type="string" calcext:value-type="string">
            <text:p>遷移元の状態</text:p>
          </table:table-cell>
          <table:table-cell table:style-name="ce186" table:number-columns-repeated="2"/>
          <table:table-cell table:style-name="ce210"/>
          <table:table-cell table:style-name="ce212" office:value-type="string" calcext:value-type="string">
            <text:p>SCHEDULE</text:p>
          </table:table-cell>
          <table:table-cell table:style-name="ce215"/>
          <table:table-cell table:style-name="ce218"/>
          <table:table-cell table:style-name="ce212" office:value-type="string" calcext:value-type="string">
            <text:p>RUNNING</text:p>
          </table:table-cell>
          <table:table-cell table:style-name="ce216"/>
          <table:table-cell table:style-name="ce218"/>
          <table:table-cell table:style-name="ce212" office:value-type="string" calcext:value-type="string">
            <text:p>SUCCESS</text:p>
          </table:table-cell>
          <table:table-cell table:style-name="ce216"/>
          <table:table-cell table:style-name="ce218"/>
          <table:table-cell table:style-name="ce212" office:value-type="string" calcext:value-type="string">
            <text:p>FAILURE</text:p>
          </table:table-cell>
          <table:table-cell table:style-name="ce216"/>
          <table:table-cell table:style-name="ce218"/>
          <table:table-cell table:style-name="ce212" office:value-type="string" calcext:value-type="string">
            <text:p>ABORT</text:p>
          </table:table-cell>
          <table:table-cell table:style-name="ce218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0" office:value-type="string" calcext:value-type="string">
            <text:p>SCHEDUL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0" office:value-type="string" calcext:value-type="string">
            <text:p>RUNNING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31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31"/>
          <table:table-cell table:style-name="ce221"/>
          <table:table-cell table:style-name="ce226" office:value-type="string" calcext:value-type="string">
            <text:p>○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0" office:value-type="string" calcext:value-type="string">
            <text:p>SUCCES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0" office:value-type="string" calcext:value-type="string">
            <text:p>FAILUR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style-name="ce181" office:value-type="string" calcext:value-type="string">
            <text:p>ABORT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×</text:p>
          </table:table-cell>
          <table:table-cell table:style-name="ce187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31"/>
          <table:table-cell table:style-name="ce221"/>
          <table:table-cell table:style-name="ce180" office:value-type="string" calcext:value-type="string">
            <text:p>×</text:p>
          </table:table-cell>
          <table:table-cell table:style-name="ce221"/>
          <table:table-cell table:style-name="ce235" table:number-columns-repeated="6"/>
          <table:table-cell table:style-name="ce167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対象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プロパティ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定義ID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スケジュール定義ID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タイムアウト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プラグイン名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変換定義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description": "Configuration for transformation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ype": "object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pattern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^.+$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string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10"/>
          <table:table-cell table:style-name="ce234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4" office:value-type="string" calcext:value-type="string">
            <text:p>抽出定義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$schema": "https://json-schema.org/draft/2020-12/schema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$id": "https://project-k.mydns.jp/safi/filtdef.schema.json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itle": "Filtdef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description": "Definition for content narrow down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ype": "object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trnsdef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Configuration for transformation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object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pattern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^.+$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type": "string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conditio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Plugin execution arguments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$ref": "https://project-k.mydns.jp/safi/condition.schema.jso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rnsdef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conditio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10"/>
          <table:table-cell table:style-name="ce23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$schema": "https://json-schema.org/draft/2020-12/schema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$id": "https://project-k.mydns.jp/safi/condition.schema.json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itle": "Filtdef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description": "An information for filtering the contents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type": "object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operatio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Filtering operation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string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enum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EQUAL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FORWARD_MATCH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PARTIAL_MATCH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BACKWARD_MATCH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GRATER_THAN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LESS_THAN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IS_NULL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AND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OR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NOT_OR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name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Name of element to be filtered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string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minLength": 1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value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Value to filter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ype": "string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childre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description": "Child condition values.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$ref": "https://project-k.mydns.jp/safi/condition.schema.jso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"operatio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]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"allOf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if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properties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operatio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"pattern": "[(AND)|(OR)|(NOT_OR)]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then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childre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]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allOf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"not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8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32"/>"name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32"/>"value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8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}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"else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name"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"value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],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"allOf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"not": {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8"/>"required": [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32"/>"children"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8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4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20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6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12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8"/>}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3" office:value-type="string" calcext:value-type="string">
            <text:p><text:s text:c="4"/>]</text:p>
          </table:table-cell>
          <table:table-cell table:style-name="ce198" table:number-columns-repeated="6"/>
          <table:table-cell table:style-name="ce229" table:number-columns-repeated="10"/>
          <table:table-cell table:style-name="ce233"/>
          <table:table-cell table:number-columns-repeated="1006"/>
        </table:table-row>
        <table:table-row table:style-name="ro3"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10"/>
          <table:table-cell table:style-name="ce234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64" office:value-type="string" calcext:value-type="string">
            <text:p>ジョブプロパティ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8" office:value-type="string" calcext:value-type="string">
            <text:p>プロパティ名</text:p>
          </table:table-cell>
          <table:table-cell table:style-name="ce186" table:number-columns-repeated="2"/>
          <table:table-cell table:style-name="ce210"/>
          <table:table-cell table:style-name="ce212" office:value-type="string" calcext:value-type="string">
            <text:p>概要</text:p>
          </table:table-cell>
          <table:table-cell table:style-name="ce215"/>
          <table:table-cell table:style-name="ce218"/>
          <table:table-cell table:style-name="ce212" office:value-type="string" calcext:value-type="string">
            <text:p>データ型</text:p>
          </table:table-cell>
          <table:table-cell table:style-name="ce216"/>
          <table:table-cell table:style-name="ce218"/>
          <table:table-cell table:style-name="ce212" office:value-type="string" calcext:value-type="string">
            <text:p>有効範囲</text:p>
          </table:table-cell>
          <table:table-cell table:style-name="ce216"/>
          <table:table-cell table:style-name="ce218"/>
          <table:table-cell table:style-name="ce212" office:value-type="string" calcext:value-type="string">
            <text:p>例</text:p>
          </table:table-cell>
          <table:table-cell table:style-name="ce216"/>
          <table:table-cell table:style-name="ce218"/>
          <table:table-cell table:number-columns-repeated="1008"/>
        </table:table-row>
        <table:table-row table:style-name="ro3">
          <table:table-cell table:style-name="ce180"/>
          <table:table-cell table:style-name="ce187" table:number-columns-repeated="2"/>
          <table:table-cell table:style-name="ce211"/>
          <table:table-cell table:style-name="ce180"/>
          <table:table-cell table:style-name="ce187"/>
          <table:table-cell table:style-name="ce221"/>
          <table:table-cell table:style-name="ce226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number-columns-repeated="1008"/>
        </table:table-row>
        <table:table-row table:style-name="ro3">
          <table:table-cell table:style-name="ce180"/>
          <table:table-cell table:style-name="ce187" table:number-columns-repeated="2"/>
          <table:table-cell table:style-name="ce211"/>
          <table:table-cell table:style-name="ce180"/>
          <table:table-cell table:style-name="ce187"/>
          <table:table-cell table:style-name="ce221"/>
          <table:table-cell table:style-name="ce180"/>
          <table:table-cell table:style-name="ce231"/>
          <table:table-cell table:style-name="ce221"/>
          <table:table-cell table:style-name="ce226"/>
          <table:table-cell table:style-name="ce231"/>
          <table:table-cell table:style-name="ce221"/>
          <table:table-cell table:style-name="ce226"/>
          <table:table-cell table:style-name="ce231"/>
          <table:table-cell table:style-name="ce221"/>
          <table:table-cell table:number-columns-repeated="1008"/>
        </table:table-row>
        <table:table-row table:style-name="ro3" table:number-rows-repeated="2">
          <table:table-cell table:style-name="ce180"/>
          <table:table-cell table:style-name="ce187" table:number-columns-repeated="2"/>
          <table:table-cell table:style-name="ce211"/>
          <table:table-cell table:style-name="ce180"/>
          <table:table-cell table:style-name="ce187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number-columns-repeated="1008"/>
        </table:table-row>
        <table:table-row table:style-name="ro3">
          <table:table-cell table:style-name="ce181"/>
          <table:table-cell table:style-name="ce187" table:number-columns-repeated="2"/>
          <table:table-cell table:style-name="ce211"/>
          <table:table-cell table:style-name="ce180"/>
          <table:table-cell table:style-name="ce187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style-name="ce180"/>
          <table:table-cell table:style-name="ce231"/>
          <table:table-cell table:style-name="ce221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4" office:value-type="string" calcext:value-type="string">
            <text:p>ハッシュ値とは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46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4" office:value-type="string" calcext:value-type="string">
            <text:p>ハッシュ値の算出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68" office:value-type="string" calcext:value-type="string">
            <text:p>Javaのデータ型</text:p>
          </table:table-cell>
          <table:table-cell table:style-name="ce186" table:number-columns-repeated="5"/>
          <table:table-cell table:style-name="ce168" office:value-type="string" calcext:value-type="string">
            <text:p>JSONへの変換</text:p>
          </table:table-cell>
          <table:table-cell table:style-name="ce186" table:number-columns-repeated="15"/>
          <table:table-cell table:style-name="ce247"/>
          <table:table-cell table:number-columns-repeated="1001"/>
        </table:table-row>
        <table:table-row table:style-name="ro3">
          <table:table-cell table:style-name="ce236" office:value-type="string" calcext:value-type="string">
            <text:p>String</text:p>
          </table:table-cell>
          <table:table-cell table:style-name="ce239" table:number-columns-repeated="5"/>
          <table:table-cell table:style-name="ce236" office:value-type="string" calcext:value-type="string">
            <text:p>JSON String</text:p>
          </table:table-cell>
          <table:table-cell table:style-name="ce239" table:number-columns-repeated="15"/>
          <table:table-cell table:style-name="ce248"/>
          <table:table-cell table:number-columns-repeated="1001"/>
        </table:table-row>
        <table:table-row table:style-name="ro3">
          <table:table-cell table:style-name="ce236" office:value-type="string" calcext:value-type="string">
            <text:p>DateTime</text:p>
          </table:table-cell>
          <table:table-cell table:style-name="ce239" table:number-columns-repeated="5"/>
          <table:table-cell table:style-name="ce236" office:value-type="string" calcext:value-type="string">
            <text:p>ISO8601形式(YYYY-MM-DDThh:mm:ss)のJSON String</text:p>
          </table:table-cell>
          <table:table-cell table:style-name="ce239" table:number-columns-repeated="15"/>
          <table:table-cell table:style-name="ce248"/>
          <table:table-cell table:number-columns-repeated="1001"/>
        </table:table-row>
        <table:table-row table:style-name="ro3">
          <table:table-cell table:style-name="ce236" office:value-type="string" calcext:value-type="string">
            <text:p>Boolean</text:p>
          </table:table-cell>
          <table:table-cell table:style-name="ce239" table:number-columns-repeated="5"/>
          <table:table-cell table:style-name="ce236" office:value-type="string" calcext:value-type="string">
            <text:p>JSON Boolean</text:p>
          </table:table-cell>
          <table:table-cell table:style-name="ce239" table:number-columns-repeated="15"/>
          <table:table-cell table:style-name="ce248"/>
          <table:table-cell table:number-columns-repeated="1001"/>
        </table:table-row>
        <table:table-row table:style-name="ro3">
          <table:table-cell table:style-name="ce236" office:value-type="string" calcext:value-type="string">
            <text:p>null</text:p>
          </table:table-cell>
          <table:table-cell table:style-name="ce239" table:number-columns-repeated="5"/>
          <table:table-cell table:style-name="ce236" office:value-type="string" calcext:value-type="string">
            <text:p>JSON null</text:p>
          </table:table-cell>
          <table:table-cell table:style-name="ce239" table:number-columns-repeated="15"/>
          <table:table-cell table:style-name="ce248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37" office:value-type="string" calcext:value-type="string">
            <text:p>コンテンツ種類</text:p>
          </table:table-cell>
          <table:table-cell table:style-name="ce240" table:number-columns-repeated="6"/>
          <table:table-cell table:style-name="ce243"/>
          <table:table-cell table:style-name="ce168" office:value-type="string" calcext:value-type="string">
            <text:p>ハッシュ元値 および その順番</text:p>
          </table:table-cell>
          <table:table-cell table:style-name="ce186" table:number-columns-repeated="37"/>
          <table:table-cell table:number-columns-repeated="978"/>
        </table:table-row>
        <table:table-row table:style-name="ro3">
          <table:table-cell table:style-name="ce238" office:value-type="string" calcext:value-type="string">
            <text:p>ユーザ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ユーザ名</text:p>
          </table:table-cell>
          <table:table-cell table:style-name="ce239" table:number-columns-repeated="4"/>
          <table:table-cell table:style-name="ce245" office:value-type="string" calcext:value-type="string">
            <text:p>ユーザ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資産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資産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優先度</text:p>
          </table:table-cell>
          <table:table-cell table:style-name="ce239" table:number-columns-repeated="6"/>
          <table:table-cell table:style-name="ce245" office:value-type="string" calcext:value-type="string">
            <text:p>資産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所属組織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<text:span text:style-name="T1">所属組織</text:span>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組織ID（※２）</text:p>
          </table:table-cell>
          <table:table-cell table:style-name="ce239" table:number-columns-repeated="6"/>
          <table:table-cell table:style-name="ce245" office:value-type="string" calcext:value-type="string">
            <text:p>優先度</text:p>
          </table:table-cell>
          <table:table-cell table:style-name="ce239" table:number-columns-repeated="6"/>
          <table:table-cell table:style-name="ce245" office:value-type="string" calcext:value-type="string">
            <text:p>所属組織プロパティ</text:p>
          </table:table-cell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組織1、組織2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組織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親組織ID</text:p>
          </table:table-cell>
          <table:table-cell table:style-name="ce239" table:number-columns-repeated="4"/>
          <table:table-cell table:style-name="ce245" office:value-type="string" calcext:value-type="string">
            <text:p>組織名</text:p>
          </table:table-cell>
          <table:table-cell table:style-name="ce239" table:number-columns-repeated="6"/>
          <table:table-cell table:style-name="ce245" office:value-type="string" calcext:value-type="string">
            <text:p>組織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所属グループ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<text:span text:style-name="T1">所属グループ</text:span>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グループID</text:p>
          </table:table-cell>
          <table:table-cell table:style-name="ce239" table:number-columns-repeated="6"/>
          <table:table-cell table:style-name="ce245" office:value-type="string" calcext:value-type="string">
            <text:p>所属グループ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グループ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グループID</text:p>
          </table:table-cell>
          <table:table-cell table:style-name="ce239" table:number-columns-repeated="4"/>
          <table:table-cell table:style-name="ce245" office:value-type="string" calcext:value-type="string">
            <text:p>ライフサイクル（※１）</text:p>
          </table:table-cell>
          <table:table-cell table:style-name="ce239" table:number-columns-repeated="7"/>
          <table:table-cell table:style-name="ce245" office:value-type="string" calcext:value-type="string">
            <text:p>グループ名</text:p>
          </table:table-cell>
          <table:table-cell table:style-name="ce239" table:number-columns-repeated="4"/>
          <table:table-cell table:style-name="ce245" office:value-type="string" calcext:value-type="string">
            <text:p>グループプロパティ</text:p>
          </table:table-cell>
          <table:table-cell table:style-name="ce239" table:number-columns-repeated="6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ユーザID</text:p>
          </table:table-cell>
          <table:table-cell table:style-name="ce239" table:number-columns-repeated="4"/>
          <table:table-cell table:style-name="ce245" office:value-type="string" calcext:value-type="string">
            <text:p>コンテンツ値</text:p>
          </table:table-cell>
          <table:table-cell table:style-name="ce239" table:number-columns-repeated="7"/>
          <table:table-cell table:style-name="ce245"/>
          <table:table-cell table:style-name="ce239" table:number-columns-repeated="4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style-name="ce238" office:value-type="string" calcext:value-type="string">
            <text:p>資産毎コンテンツ </text:p>
          </table:table-cell>
          <table:table-cell table:style-name="ce241" table:number-columns-repeated="5"/>
          <table:table-cell table:style-name="ce242"/>
          <table:table-cell table:style-name="ce244"/>
          <table:table-cell table:style-name="ce245" office:value-type="string" calcext:value-type="string">
            <text:p>資産ID</text:p>
          </table:table-cell>
          <table:table-cell table:style-name="ce239" table:number-columns-repeated="4"/>
          <table:table-cell table:style-name="ce245" office:value-type="string" calcext:value-type="string">
            <text:p>コンテンツ値</text:p>
          </table:table-cell>
          <table:table-cell table:style-name="ce239" table:number-columns-repeated="7"/>
          <table:table-cell table:style-name="ce245"/>
          <table:table-cell table:style-name="ce239" table:number-columns-repeated="4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6"/>
          <table:table-cell table:style-name="ce245"/>
          <table:table-cell table:style-name="ce239" table:number-columns-repeated="4"/>
          <table:table-cell table:style-name="ce248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4"/>"enabled": true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2"/>, "from": "2000-01-01T00:00:00"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2"/>, "to": "2999-12-31T23:59:59"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2"/>, "ban": false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7"/>
          <table:table-cell table:style-name="ce234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4"/>"org1Id": "org1のID”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3" office:value-type="string" calcext:value-type="string">
            <text:p><text:s text:c="2"/>, "org2Id": "org2のID"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008"/>
        </table:table-row>
        <table:table-row table:style-name="ro3">
          <table:table-cell/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7"/>
          <table:table-cell table:style-name="ce234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49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64" office:value-type="string" calcext:value-type="string">
            <text:p>ライフサイクル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71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71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71"/>
        </table:table-row>
        <table:table-row table:style-name="ro4">
          <table:table-cell table:number-columns-repeated="1023"/>
          <table:table-cell table:style-name="ce271"/>
        </table:table-row>
        <table:table-row table:style-name="ro4">
          <table:table-cell table:style-name="ce168" office:value-type="string" calcext:value-type="string">
            <text:p>論理カラム名</text:p>
          </table:table-cell>
          <table:table-cell table:style-name="ce186" table:number-columns-repeated="5"/>
          <table:table-cell table:style-name="ce247"/>
          <table:table-cell table:style-name="ce168" office:value-type="string" calcext:value-type="string">
            <text:p>物理カラム名</text:p>
          </table:table-cell>
          <table:table-cell table:style-name="ce186" table:number-columns-repeated="5"/>
          <table:table-cell table:style-name="ce247"/>
          <table:table-cell table:style-name="ce168" office:value-type="string" calcext:value-type="string">
            <text:p>データ型</text:p>
          </table:table-cell>
          <table:table-cell table:style-name="ce186" table:number-columns-repeated="4"/>
          <table:table-cell table:style-name="ce247"/>
          <table:table-cell table:style-name="ce168" office:value-type="string" calcext:value-type="string">
            <text:p>備考</text:p>
          </table:table-cell>
          <table:table-cell table:style-name="ce186" table:number-columns-repeated="15"/>
          <table:table-cell table:style-name="ce247"/>
          <table:table-cell table:number-columns-repeated="986"/>
          <table:table-cell table:style-name="ce271"/>
        </table:table-row>
        <table:table-row table:style-name="ro4">
          <table:table-cell table:style-name="ce250" office:value-type="string" calcext:value-type="string">
            <text:p>有効状態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enabled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BOOLEAN</text:p>
          </table:table-cell>
          <table:table-cell table:style-name="ce251" table:number-columns-repeated="4"/>
          <table:table-cell table:style-name="ce252"/>
          <table:table-cell table:style-name="ce253" office:value-type="string" calcext:value-type="string">
            <text:p>true:有効、false:無効。有効開始/終了と無視から算出。</text:p>
          </table:table-cell>
          <table:table-cell table:style-name="ce259" table:number-columns-repeated="15"/>
          <table:table-cell table:style-name="ce270"/>
          <table:table-cell table:number-columns-repeated="986"/>
          <table:table-cell table:style-name="ce271"/>
        </table:table-row>
        <table:table-row table:style-name="ro4">
          <table:table-cell table:style-name="ce250" office:value-type="string" calcext:value-type="string">
            <text:p>有効開始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from_ts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DATETIME</text:p>
          </table:table-cell>
          <table:table-cell table:style-name="ce251" table:number-columns-repeated="4"/>
          <table:table-cell table:style-name="ce252"/>
          <table:table-cell table:style-name="ce253" office:value-type="string" calcext:value-type="string">
            <text:p>基準時刻はアプリ内時刻(UTC)</text:p>
          </table:table-cell>
          <table:table-cell table:style-name="ce259" table:number-columns-repeated="15"/>
          <table:table-cell table:style-name="ce270"/>
          <table:table-cell table:number-columns-repeated="986"/>
          <table:table-cell table:style-name="ce271"/>
        </table:table-row>
        <table:table-row table:style-name="ro4">
          <table:table-cell table:style-name="ce250" office:value-type="string" calcext:value-type="string">
            <text:p>有効終了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to_ts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DATETIME</text:p>
          </table:table-cell>
          <table:table-cell table:style-name="ce251" table:number-columns-repeated="4"/>
          <table:table-cell table:style-name="ce252"/>
          <table:table-cell table:style-name="ce253" office:value-type="string" calcext:value-type="string">
            <text:p>基準時刻はアプリ内時刻(UTC)</text:p>
          </table:table-cell>
          <table:table-cell table:style-name="ce259" table:number-columns-repeated="15"/>
          <table:table-cell table:style-name="ce270"/>
          <table:table-cell table:number-columns-repeated="986"/>
          <table:table-cell table:style-name="ce271"/>
        </table:table-row>
        <table:table-row table:style-name="ro4">
          <table:table-cell table:style-name="ce250" office:value-type="string" calcext:value-type="string">
            <text:p>無視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ignored</text:p>
          </table:table-cell>
          <table:table-cell table:style-name="ce251" table:number-columns-repeated="5"/>
          <table:table-cell table:style-name="ce252"/>
          <table:table-cell table:style-name="ce250" office:value-type="string" calcext:value-type="string">
            <text:p>BOOLEAN</text:p>
          </table:table-cell>
          <table:table-cell table:style-name="ce251" table:number-columns-repeated="4"/>
          <table:table-cell table:style-name="ce252"/>
          <table:table-cell table:style-name="ce253" office:value-type="string" calcext:value-type="string">
            <text:p>TRUEの場合、有効状態は常に無効となる。</text:p>
          </table:table-cell>
          <table:table-cell table:style-name="ce259" table:number-columns-repeated="15"/>
          <table:table-cell table:style-name="ce270"/>
          <table:table-cell table:number-columns-repeated="986"/>
          <table:table-cell table:style-name="ce271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有効期間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71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71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時刻</text:p>
          </table:table-cell>
          <table:table-cell table:style-name="ce164" table:number-columns-repeated="25"/>
          <table:table-cell table:style-name="ce166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備考</text:p>
          </table:table-cell>
          <table:table-cell table:style-name="ce164" table:number-columns-repeated="25"/>
          <table:table-cell table:style-name="ce166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バージョン</text:p>
          </table:table-cell>
          <table:table-cell table:style-name="ce164" table:number-columns-repeated="25"/>
          <table:table-cell table:style-name="ce166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4" office:value-type="string" calcext:value-type="string">
            <text:p>共通フッタ</text:p>
          </table:table-cell>
          <table:table-cell table:style-name="ce164" table:number-columns-repeated="25"/>
          <table:table-cell table:style-name="ce166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11"/>
        </table:table-row>
        <table:table-row table:style-name="ro3">
          <table:table-cell table:style-name="ce273" table:formula="of:=UPPER(LEFT([.J2]; 1))" office:value-type="string" office:string-value="T" calcext:value-type="string">
            <text:p>T</text:p>
          </table:table-cell>
          <table:table-cell table:style-name="ce285" office:value-type="string" calcext:value-type="string">
            <text:p>ユーザ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_user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11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ユーザ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フラグ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enabl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TRUE</text:p>
          </table:table-cell>
          <table:table-cell table:style-name="ce338" table:number-columns-repeated="6"/>
          <table:table-cell table:style-name="ce342"/>
          <table:table-cell table:style-name="ce348" office:value-type="string" calcext:value-type="string">
            <text:p>[補足]シートの[ライフサイクル]を参照</text:p>
          </table:table-cell>
          <table:table-cell table:style-name="ce356" table:number-columns-repeated="16"/>
          <table:table-cell table:style-name="ce365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開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from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000-01-01T00:00:00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終了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o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999-12-31T23:59:59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無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gnor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FALSE</text:p>
          </table:table-cell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ユーザ名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name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50)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ユーザプロパティ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prop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任意のJsonObject。値は文字列のみ。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90" office:value-type="string" calcext:value-type="string">
            <text:p>ハッシュ値</text:p>
          </table:table-cell>
          <table:table-cell table:style-name="ce307" table:number-columns-repeated="6"/>
          <table:table-cell table:style-name="ce312"/>
          <table:table-cell table:style-name="ce317" office:value-type="string" calcext:value-type="string">
            <text:p>digest</text:p>
          </table:table-cell>
          <table:table-cell table:style-name="ce321" table:number-columns-repeated="6"/>
          <table:table-cell table:style-name="ce277" office:value-type="string" calcext:value-type="string">
            <text:p>CU</text:p>
          </table:table-cell>
          <table:table-cell table:style-name="ce317" office:value-type="string" calcext:value-type="string">
            <text:p>CHAR(128)</text:p>
          </table:table-cell>
          <table:table-cell table:style-name="ce321" table:number-columns-repeated="4"/>
          <table:table-cell table:style-name="ce329"/>
          <table:table-cell table:style-name="ce317"/>
          <table:table-cell table:style-name="ce321" table:number-columns-repeated="6"/>
          <table:table-cell table:style-name="ce329"/>
          <table:table-cell table:style-name="ce334" office:value-type="string" calcext:value-type="string">
            <text:p>unknown</text:p>
          </table:table-cell>
          <table:table-cell table:style-name="ce339" table:number-columns-repeated="6"/>
          <table:table-cell table:style-name="ce343"/>
          <table:table-cell table:style-name="ce348" office:value-type="string" calcext:value-type="string">
            <text:p>[ハッシュ値]シートを参照。</text:p>
          </table:table-cell>
          <table:table-cell table:style-name="ce307" table:number-columns-repeated="16"/>
          <table:table-cell table:style-name="ce31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]を参照</text:p>
          </table:table-cell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登録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更新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11"/>
        </table:table-row>
        <table:table-row table:style-name="ro3">
          <table:table-cell/>
          <table:table-cell table:style-name="ce289"/>
          <table:table-cell table:style-name="ce285" table:number-columns-repeated="6"/>
          <table:table-cell table:style-name="ce311"/>
          <table:table-cell table:style-name="ce314"/>
          <table:table-cell table:style-name="ce320" table:number-columns-repeated="7"/>
          <table:table-cell table:style-name="ce314"/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table:number-columns-repeated="8"/>
          <table:table-cell table:style-name="ce285" table:number-columns-repeated="25"/>
          <table:table-cell table:style-name="ce31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84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office:forms form:automatic-focus="false" form:apply-design-mode="false"/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11"/>
        </table:table-row>
        <table:table-row table:style-name="ro3">
          <table:table-cell table:style-name="ce131" table:formula="of:=UPPER(LEFT([.J2]; 1))" office:value-type="string" office:string-value="T" calcext:value-type="string">
            <text:p>T</text:p>
          </table:table-cell>
          <table:table-cell table:style-name="ce285" office:value-type="string" calcext:value-type="string">
            <text:p>ジョ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_job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11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ジョブ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状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stat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SCHEDULE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種類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kin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対象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target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予定時刻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sche_ts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実時刻(UTC)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制限時刻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limit_ts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実時刻(UTC)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開始時刻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begin_ts</text:p>
          </table:table-cell>
          <table:table-cell table:style-name="ce320" table:number-columns-repeated="6"/>
          <table:table-cell table:style-name="ce277" office:value-type="string" calcext:value-type="string">
            <text:p>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実時刻(UTC)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終了時刻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end_ts</text:p>
          </table:table-cell>
          <table:table-cell table:style-name="ce320" table:number-columns-repeated="6"/>
          <table:table-cell table:style-name="ce277" office:value-type="string" calcext:value-type="string">
            <text:p>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実時刻(UTC)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プロパティ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props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定義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jobdef_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定義</text:p>
          </table:table-cell>
          <table:table-cell table:style-name="ce285" table:number-columns-repeated="6"/>
          <table:table-cell table:style-name="ce311"/>
          <table:table-cell table:style-name="ce430" office:value-type="string" calcext:value-type="string">
            <text:p>jobdef</text:p>
          </table:table-cell>
          <table:table-cell table:style-name="ce431" table:number-columns-repeated="5"/>
          <table:table-cell table:style-name="ce320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作成元ジョブ定義のコピー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スケジュール定義ID</text:p>
          </table:table-cell>
          <table:table-cell table:style-name="ce285" table:number-columns-repeated="6"/>
          <table:table-cell table:style-name="ce311"/>
          <table:table-cell table:style-name="ce430" office:value-type="string" calcext:value-type="string">
            <text:p>schedef_id</text:p>
          </table:table-cell>
          <table:table-cell table:style-name="ce431" table:number-columns-repeated="5"/>
          <table:table-cell table:style-name="ce320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378" office:value-type="string" calcext:value-type="string">
            <text:p>〇</text:p>
          </table:table-cell>
          <table:table-cell table:style-name="ce289" office:value-type="string" calcext:value-type="string">
            <text:p>スケジュール定義</text:p>
          </table:table-cell>
          <table:table-cell table:style-name="ce285" table:number-columns-repeated="6"/>
          <table:table-cell table:style-name="ce311"/>
          <table:table-cell table:style-name="ce430" office:value-type="string" calcext:value-type="string">
            <text:p>schedef</text:p>
          </table:table-cell>
          <table:table-cell table:style-name="ce431" table:number-columns-repeated="5"/>
          <table:table-cell table:style-name="ce320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138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作成元スケジュール定義のコピー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378"/>
          <table:table-cell table:style-name="ce290" office:value-type="string" calcext:value-type="string">
            <text:p>結果メッセージ</text:p>
          </table:table-cell>
          <table:table-cell table:style-name="ce307" table:number-columns-repeated="6"/>
          <table:table-cell table:style-name="ce312"/>
          <table:table-cell table:style-name="ce317" office:value-type="string" calcext:value-type="string">
            <text:p>results</text:p>
          </table:table-cell>
          <table:table-cell table:style-name="ce321" table:number-columns-repeated="6"/>
          <table:table-cell table:style-name="ce277" office:value-type="string" calcext:value-type="string">
            <text:p>U</text:p>
          </table:table-cell>
          <table:table-cell table:style-name="ce382" office:value-type="string" calcext:value-type="string">
            <text:p>JSON</text:p>
          </table:table-cell>
          <table:table-cell table:style-name="ce321" table:number-columns-repeated="4"/>
          <table:table-cell table:style-name="ce329"/>
          <table:table-cell table:style-name="ce317"/>
          <table:table-cell table:style-name="ce321" table:number-columns-repeated="6"/>
          <table:table-cell table:style-name="ce329"/>
          <table:table-cell table:style-name="ce432"/>
          <table:table-cell table:style-name="ce339" table:number-columns-repeated="6"/>
          <table:table-cell table:style-name="ce343"/>
          <table:table-cell table:style-name="ce290" office:value-type="string" calcext:value-type="string">
            <text:p>JSON文字列配列。Append Only。</text:p>
          </table:table-cell>
          <table:table-cell table:style-name="ce307" table:number-columns-repeated="16"/>
          <table:table-cell table:style-name="ce31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ー]を参照</text:p>
          </table:table-cell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登録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更新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11"/>
        </table:table-row>
        <table:table-row table:style-name="ro3">
          <table:table-cell/>
          <table:table-cell table:style-name="ce289" office:value-type="string" calcext:value-type="string">
            <text:p>t_job_key01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stat</text:p>
          </table:table-cell>
          <table:table-cell table:style-name="ce320" table:number-columns-repeated="7"/>
          <table:table-cell table:style-name="ce314" office:value-type="string" calcext:value-type="string">
            <text:p>BTREE</text:p>
          </table:table-cell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office:value-type="string" calcext:value-type="string">
            <text:p>ジョブ排他制御、ジョブリスケ用。</text:p>
          </table:table-cell>
          <table:table-cell table:style-name="ce320" table:number-columns-repeated="7"/>
          <table:table-cell table:style-name="ce285" table:number-columns-repeated="25"/>
          <table:table-cell table:style-name="ce31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office:forms form:automatic-focus="false" form:apply-design-mode="false"/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11"/>
        </table:table-row>
        <table:table-row table:style-name="ro3">
          <table:table-cell table:style-name="ce140" office:value-type="string" calcext:value-type="string">
            <text:p>M</text:p>
          </table:table-cell>
          <table:table-cell table:style-name="ce285" office:value-type="string" calcext:value-type="string">
            <text:p>ジョブ定義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m_jobdef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11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ジョブ定義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開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from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000-01-01T00:00:00</text:p>
          </table:table-cell>
          <table:table-cell table:style-name="ce338" table:number-columns-repeated="6"/>
          <table:table-cell table:style-name="ce342"/>
          <table:table-cell table:style-name="ce348" office:value-type="string" calcext:value-type="string">
            <text:p>[補足]シートの[有効期間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終了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o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999-12-31T23:59:59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無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gnor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FALSE</text:p>
          </table:table-cell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種類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job_kin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対象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job_target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タイムアウト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timeout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0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ジョブ定義名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name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50)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プラグイン名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plugin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50)</text:p>
          </table:table-cell>
          <table:table-cell table:style-name="ce320" table:number-columns-repeated="4"/>
          <table:table-cell table:style-name="ce324"/>
          <table:table-cell table:style-name="ce382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378" office:value-type="string" calcext:value-type="string">
            <text:p>〇</text:p>
          </table:table-cell>
          <table:table-cell table:style-name="ce289" office:value-type="string" calcext:value-type="string">
            <text:p>変換定義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trnsdef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378" office:value-type="string" calcext:value-type="string">
            <text:p>〇</text:p>
          </table:table-cell>
          <table:table-cell table:style-name="ce289" office:value-type="string" calcext:value-type="string">
            <text:p>抽出定義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filtdef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プロパティ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job_prop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 office:value-type="string" calcext:value-type="string">
            <text:p>{}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ジョブについて]シートを参照 </text:p>
          </table:table-cell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ー]を参照</text:p>
          </table:table-cell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登録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更新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11"/>
        </table:table-row>
        <table:table-row table:style-name="ro3">
          <table:table-cell/>
          <table:table-cell table:style-name="ce289"/>
          <table:table-cell table:style-name="ce285" table:number-columns-repeated="6"/>
          <table:table-cell table:style-name="ce311"/>
          <table:table-cell table:style-name="ce314"/>
          <table:table-cell table:style-name="ce320" table:number-columns-repeated="7"/>
          <table:table-cell table:style-name="ce314"/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table:number-columns-repeated="8"/>
          <table:table-cell table:style-name="ce285" table:number-columns-repeated="25"/>
          <table:table-cell table:style-name="ce31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column table:style-name="co1" table:number-columns-repeated="956" table:default-cell-style-name="Default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967"/>
        </table:table-row>
        <table:table-row table:style-name="ro3">
          <table:table-cell table:style-name="ce141" office:value-type="string" calcext:value-type="string">
            <text:p>M</text:p>
          </table:table-cell>
          <table:table-cell table:style-name="ce285" office:value-type="string" calcext:value-type="string">
            <text:p>スケジュール定義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m_schedef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967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スケジュール定義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ジョブ定義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jobdef_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開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from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000-01-01T00:00:00</text:p>
          </table:table-cell>
          <table:table-cell table:style-name="ce338" table:number-columns-repeated="6"/>
          <table:table-cell table:style-name="ce342"/>
          <table:table-cell table:style-name="ce348" office:value-type="string" calcext:value-type="string">
            <text:p>[補足]シートの[有効期間]を参照</text:p>
          </table:table-cell>
          <table:table-cell table:style-name="ce357" table:number-columns-repeated="16"/>
          <table:table-cell table:style-name="ce366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終了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o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999-12-31T23:59:59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無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gnor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FALSE</text:p>
          </table:table-cell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優先度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priority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CHAR(1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D</text:p>
          </table:table-cell>
          <table:table-cell table:style-name="ce338" table:number-columns-repeated="6"/>
          <table:table-cell table:style-name="ce342"/>
          <table:table-cell table:style-name="ce351" office:value-type="string" calcext:value-type="string">
            <text:p>同一ジョブ定義内優先度。値大=優先。同率はid昇順。</text:p>
          </table:table-cell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7"/>
          <table:table-cell table:style-name="ce289" office:value-type="string" calcext:value-type="string">
            <text:p>スケジュール定義名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name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50)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スケジュール定義値</text:p>
          </table:table-cell>
          <table:table-cell table:style-name="ce285" table:number-columns-repeated="6"/>
          <table:table-cell table:style-name="ce311"/>
          <table:table-cell table:style-name="ce379" office:value-type="string" calcext:value-type="string">
            <text:p>val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&lt;詳細&gt;を参照 </text:p>
          </table:table-cell>
          <table:table-cell table:style-name="ce285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967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ー]を参照</text:p>
          </table:table-cell>
          <table:table-cell table:style-name="ce360" table:number-columns-repeated="16"/>
          <table:table-cell table:style-name="ce371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登録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更新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967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967"/>
        </table:table-row>
        <table:table-row table:style-name="ro3">
          <table:table-cell/>
          <table:table-cell table:style-name="ce289"/>
          <table:table-cell table:style-name="ce285" table:number-columns-repeated="6"/>
          <table:table-cell table:style-name="ce311"/>
          <table:table-cell table:style-name="ce314"/>
          <table:table-cell table:style-name="ce320" table:number-columns-repeated="7"/>
          <table:table-cell table:style-name="ce314"/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table:number-columns-repeated="8"/>
          <table:table-cell table:style-name="ce285" table:number-columns-repeated="25"/>
          <table:table-cell table:style-name="ce311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4" office:value-type="string" calcext:value-type="string">
            <text:p>スケジュール定義</text:p>
          </table:table-cell>
          <table:table-cell table:style-name="ce164" table:number-columns-repeated="25"/>
          <table:table-cell table:style-name="ce166" table:number-columns-repeated="998"/>
        </table:table-row>
        <table:table-row table:style-name="ro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2" office:value-type="string" calcext:value-type="string">
            <text:p>{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5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3" office:value-type="string" calcext:value-type="string">
            <text:p><text:s text:c="4"/>"type": "スケジュールタイプ"</text:p>
          </table:table-cell>
          <table:table-cell table:style-name="ce198" table:number-columns-repeated="6"/>
          <table:table-cell table:style-name="ce229" table:number-columns-repeated="7"/>
          <table:table-cell table:style-name="ce233"/>
          <table:table-cell table:number-columns-repeated="15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4" office:value-type="string" calcext:value-type="string">
            <text:p>}</text:p>
          </table:table-cell>
          <table:table-cell table:style-name="ce208" table:number-columns-repeated="6"/>
          <table:table-cell table:style-name="ce230" table:number-columns-repeated="7"/>
          <table:table-cell table:style-name="ce234"/>
          <table:table-cell table:number-columns-repeated="15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8" office:value-type="string" calcext:value-type="string">
            <text:p>値</text:p>
          </table:table-cell>
          <table:table-cell table:style-name="ce186" table:number-columns-repeated="5"/>
          <table:table-cell table:style-name="ce247"/>
          <table:table-cell table:style-name="ce168" office:value-type="string" calcext:value-type="string">
            <text:p>備考</text:p>
          </table:table-cell>
          <table:table-cell table:style-name="ce449" table:number-columns-repeated="14"/>
          <table:table-cell table:style-name="ce186"/>
          <table:table-cell table:style-name="ce449"/>
          <table:table-cell table:style-name="ce453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DAILY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時刻に指定間隔日で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WEEKLY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曜日に指定間隔週で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MONTHLY_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の指定日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MONTHLY_WEEK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の指定曜日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ONCE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時に1度だけ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>
          <table:table-cell table:style-name="ce181" office:value-type="string" calcext:value-type="string">
            <text:p>CANCEL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期間内の同一ジョブ定義IDのスケジューリングを取り消す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5" table:number-columns-repeated="2"/>
          <table:table-cell table:number-columns-repeated="35"/>
          <table:table-cell table:style-name="ce167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タイプ毎の形式(JSON Object)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number-columns-repeated="7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35" table:number-columns-repeated="2"/>
          <table:table-cell table:number-columns-repeated="2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DAILY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interval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Integer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日。1から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OffsetDateTim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基準日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5"/>
          <table:table-cell table:number-columns-repeated="1015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WEEKLY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interval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Integer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週。１から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weekday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DayOfWeek[]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曜日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OffsetDateTim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基準日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5"/>
          <table:table-cell table:number-columns-repeated="1015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MONTHLY_DAYS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month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Month[]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月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day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Integer[]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1から。最終日以上は最終日扱い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OffsetDateTim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基準日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5"/>
          <table:table-cell table:number-columns-repeated="1015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MONTHLY_WEEKDAYS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month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Month[]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月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week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Integer[]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1～。最終週以上は最終週扱い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weekdays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DayOfWeek[]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曜日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OffsetDateTim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基準日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5"/>
          <table:table-cell table:number-columns-repeated="1015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ONCE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datetim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OffsetDateTim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基準日時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5"/>
          <table:table-cell table:number-columns-repeated="1015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7"/>
          <table:table-cell table:style-name="ce235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type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ScheduleTyp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 office:value-type="string" calcext:value-type="string">
            <text:p>CANCEL</text:p>
          </table:table-cell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from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OffsetDateTim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/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to</text:p>
          </table:table-cell>
          <table:table-cell table:style-name="ce187" table:number-columns-repeated="2"/>
          <table:table-cell table:style-name="ce211"/>
          <table:table-cell table:style-name="ce180" office:value-type="string" calcext:value-type="string">
            <text:p>OffsetDateTime</text:p>
          </table:table-cell>
          <table:table-cell table:style-name="ce187"/>
          <table:table-cell table:style-name="ce231" table:number-columns-repeated="3"/>
          <table:table-cell table:style-name="ce221"/>
          <table:table-cell table:style-name="ce226"/>
          <table:table-cell table:style-name="ce231" table:number-columns-repeated="7"/>
          <table:table-cell table:style-name="ce221"/>
          <table:table-cell table:number-columns-repeated="11"/>
          <table:table-cell table:style-name="ce167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5"/>
          <table:table-cell table:number-columns-repeated="1015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table:table-column table:style-name="co5" table:number-columns-repeated="9" table:default-cell-style-name="ce167"/>
        <table:table-column table:style-name="co5" table:number-columns-repeated="22" table:default-cell-style-name="ce235"/>
        <table:table-column table:style-name="co5" table:number-columns-repeated="37" table:default-cell-style-name="ce167"/>
        <table:table-row table:style-name="ro3">
          <table:table-cell table:style-name="ce272" table:formula="of:=HYPERLINK(&quot;#一覧.A1&quot;; &quot;←&quot;)" office:value-type="string" office:string-value="←" calcext:value-type="string">
            <text:p>←</text:p>
          </table:table-cell>
          <table:table-cell table:style-name="ce161" office:value-type="string" calcext:value-type="string">
            <text:p>論理テーブル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テーブル名</text:p>
          </table:table-cell>
          <table:table-cell table:style-name="ce319" table:number-columns-repeated="6"/>
          <table:table-cell table:style-name="ce323"/>
          <table:table-cell table:style-name="ce163" office:value-type="string" calcext:value-type="string">
            <text:p>CHARSET</text:p>
          </table:table-cell>
          <table:table-cell table:style-name="ce319" table:number-columns-repeated="4"/>
          <table:table-cell table:style-name="ce323"/>
          <table:table-cell table:style-name="ce163" office:value-type="string" calcext:value-type="string">
            <text:p>COLLATE</text:p>
          </table:table-cell>
          <table:table-cell table:style-name="ce319" table:number-columns-repeated="7"/>
          <table:table-cell table:style-name="ce161" office:value-type="string" calcext:value-type="string">
            <text:p>ENGINE</text:p>
          </table:table-cell>
          <table:table-cell table:style-name="ce302" table:number-columns-repeated="6"/>
          <table:table-cell table:style-name="ce309"/>
          <table:table-cell table:style-name="ce161" office:value-type="string" calcext:value-type="string">
            <text:p>Encription key id</text:p>
          </table:table-cell>
          <table:table-cell table:style-name="ce302" table:number-columns-repeated="6"/>
          <table:table-cell table:style-name="ce161" office:value-type="string" calcext:value-type="string">
            <text:p>Row format</text:p>
          </table:table-cell>
          <table:table-cell table:style-name="ce302" table:number-columns-repeated="9"/>
          <table:table-cell table:style-name="ce309"/>
          <table:table-cell table:number-columns-repeated="11"/>
        </table:table-row>
        <table:table-row table:style-name="ro3">
          <table:table-cell table:style-name="ce158" office:value-type="string" calcext:value-type="string">
            <text:p>M</text:p>
          </table:table-cell>
          <table:table-cell table:style-name="ce285" office:value-type="string" calcext:value-type="string">
            <text:p>アプリ設定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m_appconf</text:p>
          </table:table-cell>
          <table:table-cell table:style-name="ce320" table:number-columns-repeated="6"/>
          <table:table-cell table:style-name="ce324"/>
          <table:table-cell table:style-name="ce314" office:value-type="string" calcext:value-type="string">
            <text:p>utf8mb4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general_ci</text:p>
          </table:table-cell>
          <table:table-cell table:style-name="ce320" table:number-columns-repeated="7"/>
          <table:table-cell table:style-name="ce332" office:value-type="string" calcext:value-type="string">
            <text:p>InnoDB</text:p>
          </table:table-cell>
          <table:table-cell table:style-name="ce285" table:number-columns-repeated="6"/>
          <table:table-cell table:style-name="ce311"/>
          <table:table-cell table:style-name="ce347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5" table:number-columns-repeated="6"/>
          <table:table-cell table:style-name="ce363" office:value-type="string" calcext:value-type="string">
            <text:p>Compact</text:p>
          </table:table-cell>
          <table:table-cell table:style-name="ce355" table:number-columns-repeated="9"/>
          <table:table-cell table:style-name="ce364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4" office:value-type="string" calcext:value-type="string">
            <text:p>NN</text:p>
          </table:table-cell>
          <table:table-cell table:style-name="ce274" office:value-type="string" calcext:value-type="string">
            <text:p>論理カラム名</text:p>
          </table:table-cell>
          <table:table-cell table:style-name="ce274" table:number-columns-repeated="7"/>
          <table:table-cell table:style-name="ce316" office:value-type="string" calcext:value-type="string">
            <text:p>物理カラム名</text:p>
          </table:table-cell>
          <table:table-cell table:style-name="ce316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データ型</text:p>
          </table:table-cell>
          <table:table-cell table:style-name="ce316" table:number-columns-repeated="5"/>
          <table:table-cell table:style-name="ce316" office:value-type="string" calcext:value-type="string">
            <text:p>COLLATE</text:p>
          </table:table-cell>
          <table:table-cell table:style-name="ce316" table:number-columns-repeated="7"/>
          <table:table-cell table:style-name="ce274" office:value-type="string" calcext:value-type="string">
            <text:p>Default</text:p>
          </table:table-cell>
          <table:table-cell table:style-name="ce274" table:number-columns-repeated="7"/>
          <table:table-cell table:style-name="ce274" office:value-type="string" calcext:value-type="string">
            <text:p>備考</text:p>
          </table:table-cell>
          <table:table-cell table:style-name="ce274" table:number-columns-repeated="17"/>
          <table:table-cell table:number-columns-repeated="11"/>
        </table:table-row>
        <table:table-row table:style-name="ro3">
          <table:table-cell table:style-name="ce277" office:value-type="string" calcext:value-type="string">
            <text:p>★</text:p>
          </table:table-cell>
          <table:table-cell table:style-name="ce289" office:value-type="string" calcext:value-type="string">
            <text:p>アプリ設定ID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d</text:p>
          </table:table-cell>
          <table:table-cell table:style-name="ce320" table:number-columns-repeated="6"/>
          <table:table-cell table:style-name="ce277" office:value-type="string" calcext:value-type="string">
            <text:p>C</text:p>
          </table:table-cell>
          <table:table-cell table:style-name="ce314" office:value-type="string" calcext:value-type="string">
            <text:p>VARCHAR(36)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開始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from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000-01-01T00:00:00</text:p>
          </table:table-cell>
          <table:table-cell table:style-name="ce338" table:number-columns-repeated="6"/>
          <table:table-cell table:style-name="ce342"/>
          <table:table-cell table:style-name="ce348" office:value-type="string" calcext:value-type="string">
            <text:p>[補足]シートの[有効期間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有効終了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to_ts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DATETIME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2999-12-31T23:59:59</text:p>
          </table:table-cell>
          <table:table-cell table:style-name="ce338" table:number-columns-repeated="6"/>
          <table:table-cell table:style-name="ce342"/>
          <table:table-cell table:style-name="ce350"/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7" office:value-type="string" calcext:value-type="string">
            <text:p>〇</text:p>
          </table:table-cell>
          <table:table-cell table:style-name="ce289" office:value-type="string" calcext:value-type="string">
            <text:p>無視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ignored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BOOLEA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4" office:value-type="string" calcext:value-type="string">
            <text:p>FALSE</text:p>
          </table:table-cell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アプリ設定名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name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VARCHAR(250)</text:p>
          </table:table-cell>
          <table:table-cell table:style-name="ce320" table:number-columns-repeated="4"/>
          <table:table-cell table:style-name="ce324"/>
          <table:table-cell table:style-name="ce314" office:value-type="string" calcext:value-type="string">
            <text:p>utf8mb4_unicode_ci</text:p>
          </table:table-cell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7"/>
          <table:table-cell table:style-name="ce289" office:value-type="string" calcext:value-type="string">
            <text:p>アプリ設定値</text:p>
          </table:table-cell>
          <table:table-cell table:style-name="ce285" table:number-columns-repeated="6"/>
          <table:table-cell table:style-name="ce311"/>
          <table:table-cell table:style-name="ce314" office:value-type="string" calcext:value-type="string">
            <text:p>val</text:p>
          </table:table-cell>
          <table:table-cell table:style-name="ce320" table:number-columns-repeated="6"/>
          <table:table-cell table:style-name="ce277" office:value-type="string" calcext:value-type="string">
            <text:p>CU</text:p>
          </table:table-cell>
          <table:table-cell table:style-name="ce314" office:value-type="string" calcext:value-type="string">
            <text:p>JSON</text:p>
          </table:table-cell>
          <table:table-cell table:style-name="ce320" table:number-columns-repeated="4"/>
          <table:table-cell table:style-name="ce324"/>
          <table:table-cell table:style-name="ce314"/>
          <table:table-cell table:style-name="ce320" table:number-columns-repeated="6"/>
          <table:table-cell table:style-name="ce324"/>
          <table:table-cell table:style-name="ce333"/>
          <table:table-cell table:style-name="ce338" table:number-columns-repeated="6"/>
          <table:table-cell table:style-name="ce342"/>
          <table:table-cell table:style-name="ce289"/>
          <table:table-cell table:style-name="ce285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備考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note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TEXT</text:p>
          </table:table-cell>
          <table:table-cell table:style-name="ce322" table:number-columns-repeated="4"/>
          <table:table-cell table:style-name="ce330"/>
          <table:table-cell table:style-name="ce318" office:value-type="string" calcext:value-type="string">
            <text:p>utf8mb4_unicode_ci</text:p>
          </table:table-cell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備考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 office:value-type="string" calcext:value-type="string">
            <text:p>〇</text:p>
          </table:table-cell>
          <table:table-cell table:style-name="ce300" office:value-type="string" calcext:value-type="string">
            <text:p>バージョン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version</text:p>
          </table:table-cell>
          <table:table-cell table:style-name="ce322" table:number-columns-repeated="6"/>
          <table:table-cell table:style-name="ce278" office:value-type="string" calcext:value-type="string">
            <text:p>CU</text:p>
          </table:table-cell>
          <table:table-cell table:style-name="ce318" office:value-type="string" calcext:value-type="string">
            <text:p>INT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 office:value-type="string" calcext:value-type="string">
            <text:p>1</text:p>
          </table:table-cell>
          <table:table-cell table:style-name="ce340" table:number-columns-repeated="6"/>
          <table:table-cell table:style-name="ce344"/>
          <table:table-cell table:style-name="ce299" office:value-type="string" calcext:value-type="string">
            <text:p>[補足]シートの[バージョン]を参照</text:p>
          </table:table-cell>
          <table:table-cell table:style-name="ce308" table:number-columns-repeated="16"/>
          <table:table-cell table:style-name="ce313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ts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2" office:value-type="string" calcext:value-type="string">
            <text:p>[補足]シートの[共通フッター]を参照</text:p>
          </table:table-cell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登録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id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登録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reg_ap</text:p>
          </table:table-cell>
          <table:table-cell table:style-name="ce322" table:number-columns-repeated="6"/>
          <table:table-cell table:style-name="ce278" office:value-type="string" calcext:value-type="string">
            <text:p>C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時刻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ts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DATETIME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<text:span text:style-name="T2">更新者</text:span><text:span text:style-name="T3">ID</text:span>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id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3"/>
          <table:table-cell table:style-name="ce361" table:number-columns-repeated="16"/>
          <table:table-cell table:style-name="ce372"/>
          <table:table-cell table:number-columns-repeated="11"/>
        </table:table-row>
        <table:table-row table:style-name="ro3">
          <table:table-cell table:style-name="ce278"/>
          <table:table-cell table:style-name="ce299" office:value-type="string" calcext:value-type="string">
            <text:p>更新機能名</text:p>
          </table:table-cell>
          <table:table-cell table:style-name="ce308" table:number-columns-repeated="6"/>
          <table:table-cell table:style-name="ce313"/>
          <table:table-cell table:style-name="ce318" office:value-type="string" calcext:value-type="string">
            <text:p>upd_ap</text:p>
          </table:table-cell>
          <table:table-cell table:style-name="ce322" table:number-columns-repeated="6"/>
          <table:table-cell table:style-name="ce278" office:value-type="string" calcext:value-type="string">
            <text:p>U</text:p>
          </table:table-cell>
          <table:table-cell table:style-name="ce318" office:value-type="string" calcext:value-type="string">
            <text:p>VARCHAR(250)</text:p>
          </table:table-cell>
          <table:table-cell table:style-name="ce322" table:number-columns-repeated="4"/>
          <table:table-cell table:style-name="ce330"/>
          <table:table-cell table:style-name="ce318"/>
          <table:table-cell table:style-name="ce322" table:number-columns-repeated="6"/>
          <table:table-cell table:style-name="ce330"/>
          <table:table-cell table:style-name="ce335"/>
          <table:table-cell table:style-name="ce340" table:number-columns-repeated="6"/>
          <table:table-cell table:style-name="ce344"/>
          <table:table-cell table:style-name="ce354"/>
          <table:table-cell table:style-name="ce362" table:number-columns-repeated="16"/>
          <table:table-cell table:style-name="ce373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61" office:value-type="string" calcext:value-type="string">
            <text:p>物理インデックス名</text:p>
          </table:table-cell>
          <table:table-cell table:style-name="ce302" table:number-columns-repeated="6"/>
          <table:table-cell table:style-name="ce309"/>
          <table:table-cell table:style-name="ce163" office:value-type="string" calcext:value-type="string">
            <text:p>物理カラム名</text:p>
          </table:table-cell>
          <table:table-cell table:style-name="ce319" table:number-columns-repeated="7"/>
          <table:table-cell table:style-name="ce325" office:value-type="string" calcext:value-type="string">
            <text:p>種類</text:p>
          </table:table-cell>
          <table:table-cell table:style-name="ce326" table:number-columns-repeated="2"/>
          <table:table-cell table:style-name="ce327" office:value-type="string" calcext:value-type="string">
            <text:p>Unique</text:p>
          </table:table-cell>
          <table:table-cell table:style-name="ce326"/>
          <table:table-cell table:style-name="ce331"/>
          <table:table-cell table:style-name="ce161" office:value-type="string" calcext:value-type="string">
            <text:p>備考</text:p>
          </table:table-cell>
          <table:table-cell table:style-name="ce319" table:number-columns-repeated="7"/>
          <table:table-cell table:style-name="ce302" table:number-columns-repeated="25"/>
          <table:table-cell table:style-name="ce309"/>
          <table:table-cell table:number-columns-repeated="11"/>
        </table:table-row>
        <table:table-row table:style-name="ro3">
          <table:table-cell/>
          <table:table-cell table:style-name="ce289"/>
          <table:table-cell table:style-name="ce285" table:number-columns-repeated="6"/>
          <table:table-cell table:style-name="ce311"/>
          <table:table-cell table:style-name="ce314"/>
          <table:table-cell table:style-name="ce320" table:number-columns-repeated="7"/>
          <table:table-cell table:style-name="ce314"/>
          <table:table-cell table:style-name="ce320" table:number-columns-repeated="2"/>
          <table:table-cell table:style-name="ce328"/>
          <table:table-cell table:style-name="ce320"/>
          <table:table-cell table:style-name="ce324"/>
          <table:table-cell table:style-name="ce320" table:number-columns-repeated="8"/>
          <table:table-cell table:style-name="ce285" table:number-columns-repeated="25"/>
          <table:table-cell table:style-name="ce31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82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82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35"/>
          <table:table-cell table:number-columns-repeated="21"/>
          <table:table-cell table:style-name="ce167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35" office:value-type="string" calcext:value-type="string">
            <text:p>Format of val</text:p>
          </table:table-cell>
          <table:table-cell table:number-columns-repeated="5"/>
          <table:table-cell table:style-name="Default"/>
          <table:table-cell table:number-columns-repeated="15"/>
          <table:table-cell table:style-name="ce167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app_time</text:p>
          </table:table-cell>
          <table:table-cell table:number-columns-repeated="7"/>
          <table:table-cell table:style-name="ce235" office:value-type="string" calcext:value-type="string">
            <text:p>ISO8601 date-time</text:p>
          </table:table-cell>
          <table:table-cell table:number-columns-repeated="21"/>
          <table:table-cell table:style-name="ce167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Noto Sans CJK SC" svg:font-family="'Noto Sans CJK SC'" style:font-family-generic="system" style:font-pitch="variable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66P0" style:volatile="true">
      <number:text>¥</number:text>
      <number:number number:decimal-places="0" number:min-decimal-places="0" number:min-integer-digits="1" number:grouping="true"/>
    </number:number-style>
    <number:number-style style:name="N166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66P0"/>
    </number:number-style>
    <number:date-style style:name="N16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64">
      <number:hours/>
      <number:text>:</number:text>
      <number:minutes number:style="long"/>
      <number:text>:</number:text>
      <number:seconds number:style="long"/>
    </number:time-style>
    <number:number-style style:name="N16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2P2" style:volatile="true">
      <number:text> </number:text>
      <number:fill-character> </number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P0" style:volatile="true">
      <number:text>¥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date-style style:name="N152">
      <number:month number:style="long"/>
      <number:text>月</number:text>
      <number:day number:style="long"/>
      <number:text>日</number:text>
    </number:dat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0P0" style:volatile="true">
      <number:text>¥</number:text>
      <number:number number:decimal-places="2" number:min-decimal-places="2" number:min-integer-digits="1" number:grouping="true"/>
    </number:number-style>
    <number:number-style style:name="N150">
      <number:text>-¥</number:text>
      <number:number number:decimal-places="2" number:min-decimal-places="2" number:min-integer-digits="1" number:grouping="true"/>
      <style:map style:condition="value()&gt;=0" style:apply-style-name="N150P0"/>
    </number:number-style>
    <number:time-style style:name="N148"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6P2" style:volatile="true">
      <number:text> ¥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date-style style:name="N141">
      <number:year number:style="long"/>
      <number:text>年</number:text>
      <number:month number:style="long"/>
      <number:text>月</number:text>
    </number:date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39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4">
      <number:month number:textual="true"/>
      <number:text>-</number:text>
      <number:year/>
    </number:date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1">
      <number:day number:style="long"/>
      <number:text>-</number:text>
      <number:month number:textual="true"/>
      <number:text>-</number:text>
      <number:year/>
    </number:date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text>¥</number:text>
      <number:number number:decimal-places="0" number:min-decimal-places="0" number:min-integer-digits="1" number:grouping="true"/>
    </number:number-style>
    <number:number-style style:name="N129">
      <number:text>-¥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 number:style="long"/>
      <number:text>-</number:text>
      <number:month number:textual="true"/>
    </number:date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meta:initial-creator>riru4293 gmail</meta:initial-creator>
    <dc:language>ja-JP</dc:language>
    <dc:date>2025-03-14T23:01:34.130914006</dc:date>
    <meta:editing-cycles>850</meta:editing-cycles>
    <meta:editing-duration>P57DT19H35M14S</meta:editing-duration>
    <meta:generator>LibreOffice/7.3.7.2$Linux_X86_64 LibreOffice_project/30$Build-2</meta:generator>
    <meta:document-statistic meta:table-count="10" meta:cell-count="11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